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15%" fo:text-align="justify" style:justify-single-word="false"/>
      <style:text-properties fo:font-size="12pt" officeooo:rsid="0012bf30" officeooo:paragraph-rsid="0012bf30" style:font-size-asian="12pt" style:font-size-complex="12pt"/>
    </style:style>
    <style:style style:name="P2" style:family="paragraph" style:parent-style-name="Standard">
      <style:paragraph-properties fo:line-height="115%" fo:text-align="justify" style:justify-single-word="false"/>
      <style:text-properties fo:font-size="12pt" officeooo:rsid="0012bf30" style:font-size-asian="12pt" style:font-size-complex="12pt"/>
    </style:style>
    <style:style style:name="P3" style:family="paragraph" style:parent-style-name="Standard">
      <style:paragraph-properties fo:line-height="115%" fo:text-align="justify" style:justify-single-word="false"/>
      <style:text-properties fo:font-size="12pt" officeooo:paragraph-rsid="0012bf30" style:font-size-asian="12pt" style:font-size-complex="12pt"/>
    </style:style>
    <style:style style:name="P4" style:family="paragraph" style:parent-style-name="Standard">
      <style:paragraph-properties fo:line-height="115%" fo:text-align="justify" style:justify-single-word="false"/>
      <style:text-properties fo:font-size="12pt" style:font-size-asian="12pt" style:font-size-complex="12pt"/>
    </style:style>
    <style:style style:name="P5" style:family="paragraph" style:parent-style-name="Standard">
      <style:paragraph-properties fo:line-height="115%" fo:text-align="justify" style:justify-single-word="false"/>
      <style:text-properties fo:font-size="12pt" officeooo:paragraph-rsid="00203957" style:font-size-asian="12pt" style:font-size-complex="12pt"/>
    </style:style>
    <style:style style:name="P6" style:family="paragraph" style:parent-style-name="Standard">
      <style:paragraph-properties fo:line-height="115%"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line-height="115%" fo:text-align="justify" style:justify-single-word="false"/>
      <style:text-properties fo:font-size="12pt" fo:font-weight="bold" officeooo:rsid="00221c6b" officeooo:paragraph-rsid="00221c6b"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fo:font-size="12pt" officeooo:rsid="0012bf30" style:font-size-asian="12pt" style:font-size-complex="12pt"/>
    </style:style>
    <style:style style:name="T1" style:family="text">
      <style:text-properties officeooo:rsid="0018cda3"/>
    </style:style>
    <style:style style:name="T2" style:family="text">
      <style:text-properties fo:font-weight="bold" style:font-weight-asian="bold" style:font-weight-complex="bold"/>
    </style:style>
    <style:style style:name="T3" style:family="text">
      <style:text-properties officeooo:rsid="00221977"/>
    </style:style>
    <style:style style:name="T4" style:family="text">
      <style:text-properties officeooo:rsid="00221c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tab/><text:span text:style-name="T2">Nduvho Edward Ramashia</text:span></text:p>
      <text:p text:style-name="P7"><text:tab/><text:tab/><text:tab/><text:tab/><text:tab/><text:tab/><text:tab/><text:tab/><text:tab/>1490804</text:p>
      <text:p text:style-name="P3"><text:tab/><text:tab/><text:tab/><text:tab/><text:tab/><text:tab/><text:tab/><text:tab/><text:tab/>35 China Cres </text:p>
      <text:p text:style-name="P3"><text:tab/><text:tab/><text:tab/><text:tab/><text:tab/><text:tab/><text:tab/><text:tab/><text:tab/>Roodepoort </text:p>
      <text:p text:style-name="P3"><text:tab/><text:tab/><text:tab/><text:tab/><text:tab/><text:tab/><text:tab/><text:tab/><text:tab/>2188</text:p>
      <text:p text:style-name="P4"/>
      <text:p text:style-name="P1"><text:tab/><text:tab/><text:tab/><text:tab/><text:tab/><text:tab/><text:tab/><text:tab/><text:tab/><text:span text:style-name="T3">06</text:span> <text:span text:style-name="T4">May</text:span> 202<text:span text:style-name="T1">4</text:span></text:p>
      <text:p text:style-name="P4"/>
      <text:p text:style-name="P6">Financial Aid and Scholarships Administration</text:p>
      <text:p text:style-name="P5">1 Jan Smuts Ave</text:p>
      <text:p text:style-name="P5">Braamfontein</text:p>
      <text:p text:style-name="P5">Johannesburg</text:p>
      <text:p text:style-name="P5">2017</text:p>
      <text:p text:style-name="P4"/>
      <text:p text:style-name="P2">Dear <text:span text:style-name="T4">Sir/Madam</text:span>,</text:p>
      <text:p text:style-name="P2"/>
      <text:p text:style-name="P2">I am writing to address the requirement for submitting certified proof of all household income as part of my application for financial assistance. Unfortunately, I am currently unable to provide these documents. Due to circumstances beyond my control, gathering comprehensive income data from all members of my household has proven unfeasible at this time.</text:p>
      <text:p text:style-name="P2"/>
      <text:p text:style-name="P2">However, I would like to highlight that my education was previously funded by the NSFAS scheme, which evaluated and approved my financial need based on the income criteria relevant at that time. While I understand the importance of providing complete financial documentation, I kindly request that my previous funding through NSFAS be taken into consideration as an interim measure of my financial situation.</text:p>
      <text:p text:style-name="P2"/>
      <text:p text:style-name="P2">I am committed to resolving this matter and will continue to attempt to secure the required documentation. In the meantime, I hope this explanation aids in the processing of my application, and I appreciate your understanding and any potential flexibility in this matter.</text:p>
      <text:p text:style-name="P2"/>
      <text:p text:style-name="P2">Thank you for your consideration.</text:p>
      <text:p text:style-name="P2"/>
      <text:p text:style-name="P2">Sincerely,</text:p>
      <text:p text:style-name="P2">Nduvho Edward Ramash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23:46:16.998990008</meta:creation-date>
    <dc:date>2024-05-06T14:20:27.928000000</dc:date>
    <meta:editing-duration>PT38M36S</meta:editing-duration>
    <meta:editing-cycles>18</meta:editing-cycles>
    <meta:generator>LibreOffice/24.2.0.3$Windows_x86 LibreOffice_project/da48488a73ddd66ea24cf16bbc4f7b9c08e9bea1</meta:generator>
    <meta:print-date>2023-11-28T23:50:47.337564212</meta:print-date>
    <meta:printed-by>PDF files</meta:printed-by>
    <meta:document-statistic meta:table-count="0" meta:image-count="0" meta:object-count="0" meta:page-count="1" meta:paragraph-count="18" meta:word-count="195" meta:character-count="1326" meta:non-whitespace-character-count="1093"/>
  </office:meta>
</office:document-meta>
</file>